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9d5" officeooo:paragraph-rsid="000a69d5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69d5" officeooo:paragraph-rsid="000a69d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69d5" officeooo:paragraph-rsid="000a69d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69d5" officeooo:paragraph-rsid="000c27e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a69d5" officeooo:paragraph-rsid="000a69d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27e0" officeooo:paragraph-rsid="000c27e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c5cc" officeooo:paragraph-rsid="000dc5cc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ler Quackenbush</text:p>
      <text:p text:style-name="P1">Stereo Calibration</text:p>
      <text:p text:style-name="P1"/>
      <text:p text:style-name="P2">Task 1 – Camera Calibration</text:p>
      <text:p text:style-name="P2"/>
      <text:p text:style-name="P5">Left</text:p>
      <text:p text:style-name="P3">Camera Matrix: <text:tab/>[[1093.389 <text:tab/>0. <text:s text:c="5"/><text:tab/><text:tab/>318.14 <text:s/>]</text:p>
      <text:p text:style-name="P3"><text:s/><text:tab/><text:tab/><text:tab/>[0. <text:s text:c="4"/><text:tab/><text:tab/>1094.7134 <text:s/><text:tab/>181.807 ]</text:p>
      <text:p text:style-name="P3"><text:s/><text:tab/><text:tab/><text:tab/>[0. <text:s text:c="7"/><text:tab/>0. <text:s text:c="7"/><text:tab/><text:tab/>1. <text:s text:c="3"/>]]</text:p>
      <text:p text:style-name="P3"/>
      <text:p text:style-name="P4">Distortion: <text:tab/><text:tab/>[[ <text:s/>-0.9395 <text:s text:c="2"/>18.7857 <text:s text:c="3"/>0.0176 <text:s text:c="2"/>-0.0061 -142.6573]]</text:p>
      <text:p text:style-name="P4"/>
      <text:p text:style-name="P6">Right</text:p>
      <text:p text:style-name="P6"><text:span text:style-name="T1">Camera Matrix: <text:tab/>[[1757.3889<text:tab/>0. <text:s text:c="5"/><text:tab/><text:tab/>286.8698]</text:span></text:p>
      <text:p text:style-name="P6"><text:span text:style-name="T1"><text:s/><text:tab/><text:tab/><text:tab/>[0. <text:s text:c="4"/><text:tab/><text:tab/>1763.785 <text:s text:c="2"/><text:tab/>211.6629]</text:span></text:p>
      <text:p text:style-name="P6"><text:span text:style-name="T1"><text:tab/><text:tab/><text:tab/>[0. <text:s text:c="7"/><text:tab/>0. <text:s text:c="7"/><text:tab/><text:tab/>1. <text:s text:c="3"/>]]</text:span></text:p>
      <text:p text:style-name="P6"><text:span text:style-name="T1"/></text:p>
      <text:p text:style-name="P6"><text:span text:style-name="T1">Distortion: <text:tab/><text:tab/>[[ <text:s/>-0.6741 <text:s text:c="2"/>11.1059 <text:s text:c="3"/>0.0048 <text:s text:c="3"/>0.0088 -161.0785]]</text:span></text:p>
      <text:p text:style-name="P6"><text:span text:style-name="T1"/></text:p>
      <text:p text:style-name="P7"><text:span text:style-name="T1">Task 2 – Stereo Calibration</text:span></text:p>
      <text:p text:style-name="P7"><text:span text:style-name="T2"/></text:p>
      <text:p text:style-name="P7"><text:span text:style-name="T2">Rotation: <text:tab/>[[ 0.9994 <text:s/><text:tab/>0.003 <text:s text:c="2"/><text:tab/>0.0344]</text:span></text:p>
      <text:p text:style-name="P7"><text:span text:style-name="T2"><text:s/><text:tab/><text:tab/>[-0.0022 <text:s/><text:tab/>0.9997 <text:tab/>-0.0256]</text:span></text:p>
      <text:p text:style-name="P7"><text:span text:style-name="T2"><text:s/><text:tab/><text:tab/>[-0.0345 <text:s/><text:tab/>0.0255 <text:s/><text:tab/>0.9991]]</text:span></text:p>
      <text:p text:style-name="P7"><text:span text:style-name="T2"/></text:p>
      <text:p text:style-name="P7"><text:span text:style-name="T2">Translation: <text:tab/>[[-22.1554]</text:span></text:p>
      <text:p text:style-name="P7"><text:span text:style-name="T2"><text:s/><text:tab/><text:tab/>[ -0.218 ]</text:span></text:p>
      <text:p text:style-name="P7"><text:span text:style-name="T2"><text:s/><text:tab/><text:tab/>[108.8814]]</text:span></text:p>
      <text:p text:style-name="P7"><text:span text:style-name="T2"/></text:p>
      <text:p text:style-name="P7"><text:span text:style-name="T2">Essential: <text:tab/>[[ <text:s text:c="2"/>0.2423 <text:tab/>-108.8511 <text:s text:c="3"/><text:tab/>2.5683]</text:span></text:p>
      <text:p text:style-name="P7"><text:span text:style-name="T2"><text:s/><text:tab/><text:tab/>[ 108.0524 <text:s text:c="3"/><text:tab/>0.8955 <text:s text:c="2"/><text:tab/>25.8826]</text:span></text:p>
      <text:p text:style-name="P7"><text:span text:style-name="T2"><text:s/><text:tab/><text:tab/>[ <text:s text:c="2"/>0.2657 <text:s/><text:tab/>-22.1474 <text:s text:c="3"/><text:tab/>0.5744]]</text:span></text:p>
      <text:p text:style-name="P7"><text:span text:style-name="T2"/></text:p>
      <text:p text:style-name="P7"><text:span text:style-name="T2">Fundamental: [[ 0. <text:s text:c="4"/><text:tab/><text:tab/>-0. <text:s text:c="5"/><text:tab/><text:tab/>0.0078]</text:span></text:p>
      <text:p text:style-name="P7"><text:span text:style-name="T2"><text:s/><text:tab/><text:tab/>[ 0. <text:s text:c="5"/><text:tab/><text:tab/>0. <text:s text:c="4"/><text:tab/><text:tab/>-0.0022]</text:span></text:p>
      <text:p text:style-name="P7"><text:span text:style-name="T2"><text:s/><text:tab/><text:tab/>[-0.0078 <text:tab/>-0.0027 <text:s/><text:tab/>1. <text:s text:c="3"/>]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27:49.554381592</meta:creation-date>
    <dc:date>2021-03-04T13:51:02.241414631</dc:date>
    <meta:editing-duration>PT1H12M5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6" meta:word-count="97" meta:character-count="844" meta:non-whitespace-character-count="567"/>
  </office:meta>
</office:document-meta>
</file>